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6aaf" officeooo:paragraph-rsid="00116aaf"/>
    </style:style>
    <style:style style:name="P2" style:family="paragraph" style:parent-style-name="Standard">
      <style:text-properties officeooo:rsid="0011d6f9" officeooo:paragraph-rsid="0011d6f9"/>
    </style:style>
    <style:style style:name="P3" style:family="paragraph" style:parent-style-name="Standard">
      <style:text-properties officeooo:rsid="001369f2" officeooo:paragraph-rsid="001369f2"/>
    </style:style>
    <style:style style:name="P4" style:family="paragraph" style:parent-style-name="Standard">
      <style:text-properties style:text-position="0% 100%" officeooo:rsid="001645fb" officeooo:paragraph-rsid="001645fb"/>
    </style:style>
    <style:style style:name="P5" style:family="paragraph" style:parent-style-name="Standard">
      <style:text-properties style:text-position="0% 100%" style:font-name="Liberation Serif" officeooo:rsid="0011d6f9" officeooo:paragraph-rsid="0011d6f9"/>
    </style:style>
    <style:style style:name="P6" style:family="paragraph" style:parent-style-name="Standard">
      <style:text-properties style:text-position="0% 100%" style:font-name="Liberation Serif" officeooo:rsid="001369f2" officeooo:paragraph-rsid="001369f2"/>
    </style:style>
    <style:style style:name="P7" style:family="paragraph" style:parent-style-name="Standard">
      <style:text-properties style:text-position="0% 100%" style:font-name="Liberation Serif" officeooo:rsid="001645fb" officeooo:paragraph-rsid="001369f2"/>
    </style:style>
    <style:style style:name="P8" style:family="paragraph" style:parent-style-name="Standard">
      <style:text-properties style:text-position="0% 100%" style:font-name="Liberation Serif" officeooo:rsid="00165f8e" officeooo:paragraph-rsid="00165f8e"/>
    </style:style>
    <style:style style:name="P9" style:family="paragraph" style:parent-style-name="Standard">
      <style:text-properties style:text-position="0% 100%" style:font-name="Liberation Serif" fo:font-style="normal" officeooo:rsid="00165f8e" officeooo:paragraph-rsid="00165f8e" style:font-style-asian="normal" style:font-style-complex="normal"/>
    </style:style>
    <style:style style:name="P10" style:family="paragraph" style:parent-style-name="Standard">
      <style:text-properties style:text-position="0% 100%" style:font-name="Liberation Serif" fo:font-style="normal" officeooo:rsid="00165f8e" officeooo:paragraph-rsid="003aa3b0" style:font-style-asian="normal" style:font-style-complex="normal"/>
    </style:style>
    <style:style style:name="P11" style:family="paragraph" style:parent-style-name="Standard">
      <style:text-properties style:text-position="0% 100%" style:font-name="Liberation Serif" fo:font-style="normal" officeooo:rsid="00180fa4" officeooo:paragraph-rsid="00180fa4" style:font-style-asian="normal" style:font-style-complex="normal"/>
    </style:style>
    <style:style style:name="P12" style:family="paragraph" style:parent-style-name="Standard">
      <style:text-properties style:text-position="0% 100%" style:font-name="Liberation Serif" fo:font-style="normal" officeooo:rsid="001675d9" officeooo:paragraph-rsid="001675d9" style:font-style-asian="normal" style:font-style-complex="normal"/>
    </style:style>
    <style:style style:name="P13" style:family="paragraph" style:parent-style-name="Standard">
      <style:text-properties style:text-position="0% 100%" style:font-name="Liberation Serif" fo:font-style="normal" officeooo:rsid="00390b11" officeooo:paragraph-rsid="00390b11" style:font-style-asian="normal" style:font-style-complex="normal"/>
    </style:style>
    <style:style style:name="P14" style:family="paragraph" style:parent-style-name="Standard">
      <style:text-properties style:text-position="0% 100%" style:font-name="Liberation Serif" fo:font-style="normal" officeooo:rsid="00390b11" officeooo:paragraph-rsid="003aa3b0" style:font-style-asian="normal" style:font-style-complex="normal"/>
    </style:style>
    <style:style style:name="P15" style:family="paragraph" style:parent-style-name="Standard">
      <style:text-properties style:text-position="0% 100%" style:font-name="Liberation Serif" officeooo:rsid="001c05a7" officeooo:paragraph-rsid="001c05a7"/>
    </style:style>
    <style:style style:name="P16" style:family="paragraph" style:parent-style-name="Standard">
      <style:text-properties style:text-position="0% 100%" style:font-name="Liberation Serif" officeooo:rsid="002cf326" officeooo:paragraph-rsid="002cf326"/>
    </style:style>
    <style:style style:name="P17" style:family="paragraph" style:parent-style-name="Standard">
      <style:text-properties officeooo:rsid="00165f8e" officeooo:paragraph-rsid="00165f8e"/>
    </style:style>
    <style:style style:name="P18" style:family="paragraph" style:parent-style-name="Standard">
      <style:text-properties officeooo:rsid="00180fa4" officeooo:paragraph-rsid="00180fa4"/>
    </style:style>
    <style:style style:name="P19" style:family="paragraph" style:parent-style-name="Standard">
      <style:text-properties style:font-name="Liberation Serif" officeooo:rsid="001c05a7" officeooo:paragraph-rsid="00116aaf"/>
    </style:style>
    <style:style style:name="P20" style:family="paragraph" style:parent-style-name="Text_20_body">
      <style:text-properties officeooo:rsid="001f2238" officeooo:paragraph-rsid="001f2238"/>
    </style:style>
    <style:style style:name="P21" style:family="paragraph" style:parent-style-name="Text_20_body">
      <style:text-properties officeooo:rsid="00225551" officeooo:paragraph-rsid="00225551"/>
    </style:style>
    <style:style style:name="P22" style:family="paragraph" style:parent-style-name="Text_20_body">
      <style:text-properties officeooo:rsid="00240e79" officeooo:paragraph-rsid="00240e79"/>
    </style:style>
    <style:style style:name="P23" style:family="paragraph" style:parent-style-name="Text_20_body">
      <style:text-properties officeooo:rsid="0026a722" officeooo:paragraph-rsid="0026a722"/>
    </style:style>
    <style:style style:name="P24" style:family="paragraph" style:parent-style-name="Text_20_body">
      <style:text-properties officeooo:rsid="002be0a6" officeooo:paragraph-rsid="002be0a6"/>
    </style:style>
    <style:style style:name="P25" style:family="paragraph" style:parent-style-name="Text_20_body">
      <style:text-properties officeooo:rsid="002f479d" officeooo:paragraph-rsid="002f479d"/>
    </style:style>
    <style:style style:name="P26" style:family="paragraph" style:parent-style-name="Text_20_body">
      <style:text-properties officeooo:rsid="003129c1" officeooo:paragraph-rsid="003129c1"/>
    </style:style>
    <style:style style:name="P27" style:family="paragraph" style:parent-style-name="Text_20_body">
      <style:text-properties officeooo:rsid="003315ea" officeooo:paragraph-rsid="003315ea"/>
    </style:style>
    <style:style style:name="P28" style:family="paragraph" style:parent-style-name="Preformatted_20_Text">
      <style:text-properties officeooo:paragraph-rsid="00371499"/>
    </style:style>
    <style:style style:name="P29" style:family="paragraph" style:parent-style-name="Text_20_body">
      <style:text-properties style:text-position="super 58%" style:font-name="Liberation Serif1" officeooo:rsid="003315ea" officeooo:paragraph-rsid="003315ea"/>
    </style:style>
    <style:style style:name="P30" style:family="paragraph" style:parent-style-name="Text_20_body">
      <style:text-properties officeooo:rsid="00371499" officeooo:paragraph-rsid="00371499"/>
    </style:style>
    <style:style style:name="P31" style:family="paragraph" style:parent-style-name="Text_20_body">
      <style:text-properties officeooo:rsid="003aa3b0" officeooo:paragraph-rsid="003aa3b0"/>
    </style:style>
    <style:style style:name="P32" style:family="paragraph" style:parent-style-name="Text_20_body">
      <style:text-properties officeooo:rsid="003b06e3" officeooo:paragraph-rsid="003b06e3"/>
    </style:style>
    <style:style style:name="P33" style:family="paragraph" style:parent-style-name="Text_20_body">
      <style:text-properties officeooo:rsid="003eb58e" officeooo:paragraph-rsid="003eb58e"/>
    </style:style>
    <style:style style:name="P34" style:family="paragraph" style:parent-style-name="Text_20_body">
      <style:text-properties officeooo:rsid="003f9cf2" officeooo:paragraph-rsid="003f9cf2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645fb"/>
    </style:style>
    <style:style style:name="T3" style:family="text">
      <style:text-properties style:font-name="Liberation Serif" officeooo:rsid="001369f2"/>
    </style:style>
    <style:style style:name="T4" style:family="text">
      <style:text-properties style:font-name="Liberation Serif" officeooo:rsid="00189837"/>
    </style:style>
    <style:style style:name="T5" style:family="text">
      <style:text-properties style:font-name="Liberation Serif" officeooo:rsid="00240e79"/>
    </style:style>
    <style:style style:name="T6" style:family="text">
      <style:text-properties style:text-position="sub 58%" style:font-name="Liberation Serif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Liberation Serif"/>
    </style:style>
    <style:style style:name="T9" style:family="text">
      <style:text-properties style:text-position="0% 100%" style:font-name="Liberation Serif" officeooo:rsid="001369f2"/>
    </style:style>
    <style:style style:name="T10" style:family="text">
      <style:text-properties style:text-position="0% 100%" style:font-name="Liberation Serif" fo:font-style="italic" style:font-style-asian="italic" style:font-style-complex="italic"/>
    </style:style>
    <style:style style:name="T11" style:family="text">
      <style:text-properties style:text-position="0% 100%" style:font-name="Liberation Serif" fo:font-style="normal" style:font-style-asian="normal" style:font-style-complex="normal"/>
    </style:style>
    <style:style style:name="T12" style:family="text">
      <style:text-properties style:text-position="0% 100%" style:font-name="Liberation Serif" fo:font-style="normal" officeooo:rsid="001cde42" style:font-style-asian="normal" style:font-style-complex="normal"/>
    </style:style>
    <style:style style:name="T13" style:family="text">
      <style:text-properties style:text-position="0% 100%" style:font-name="Liberation Serif" officeooo:rsid="00165f8e"/>
    </style:style>
    <style:style style:name="T14" style:family="text">
      <style:text-properties style:text-position="0% 100%" style:font-name="Liberation Serif" officeooo:rsid="002cf326"/>
    </style:style>
    <style:style style:name="T15" style:family="text">
      <style:text-properties style:text-position="0% 100%" style:font-name="Liberation Serif1"/>
    </style:style>
    <style:style style:name="T16" style:family="text">
      <style:text-properties style:text-position="0% 100%" officeooo:rsid="003b3aa8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name="Liberation Serif"/>
    </style:style>
    <style:style style:name="T19" style:family="text">
      <style:text-properties style:text-position="super 58%" style:font-name="Liberation Serif" fo:font-style="normal" style:font-style-asian="normal" style:font-style-complex="normal"/>
    </style:style>
    <style:style style:name="T20" style:family="text">
      <style:text-properties style:text-position="super 58%" style:font-name="Liberation Serif" officeooo:rsid="00189837"/>
    </style:style>
    <style:style style:name="T21" style:family="text">
      <style:text-properties style:text-position="super 58%" style:font-name="Liberation Serif1"/>
    </style:style>
    <style:style style:name="T22" style:family="text">
      <style:text-properties style:text-position="super 58%" officeooo:rsid="003b3aa8"/>
    </style:style>
    <style:style style:name="T23" style:family="text">
      <style:text-properties style:font-name="Liberation Serif1"/>
    </style:style>
    <style:style style:name="T24" style:family="text">
      <style:text-properties style:font-name="Liberation Serif1" officeooo:rsid="00240e79"/>
    </style:style>
    <style:style style:name="T25" style:family="text">
      <style:text-properties officeooo:rsid="0036af3a"/>
    </style:style>
    <style:style style:name="T26" style:family="text">
      <style:text-properties officeooo:rsid="00371499"/>
    </style:style>
    <style:style style:name="T27" style:family="text">
      <style:text-properties fo:font-style="italic" officeooo:rsid="00385eaa" style:font-style-asian="italic" style:font-style-complex="italic"/>
    </style:style>
    <style:style style:name="T28" style:family="text">
      <style:text-properties officeooo:rsid="003b06e3"/>
    </style:style>
    <style:style style:name="T29" style:family="text">
      <style:text-properties officeooo:rsid="003b3aa8"/>
    </style:style>
    <style:style style:name="T30" style:family="text">
      <style:text-properties officeooo:rsid="003b7827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eus chapter 24 page 151</text:p>
      <text:p text:style-name="P1"><draw:frame draw:style-name="fr1" draw:name="Object2" text:anchor-type="as-char" svg:width="3.595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1" draw:name="Object1" text:anchor-type="as-char" svg:width="8.788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3" text:anchor-type="as-char" svg:width="11.994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1" draw:name="Object4" text:anchor-type="as-char" svg:width="9.447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1" draw:name="Object5" text:anchor-type="as-char" svg:width="18.725cm" svg:height="0.55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9"/>
      <text:p text:style-name="P2"><text:span text:style-name="T1">Sun true geometric longitude, mean equinox of date, Θ = L</text:span><text:span text:style-name="T6">0</text:span><text:span text:style-name="T8"> + C. </text:span><text:span text:style-name="T14">True anomaly</text:span><draw:frame draw:style-name="fr1" draw:name="Object28" text:anchor-type="as-char" svg:width="1.859cm" svg:height="0.467cm" draw:z-index="9"><draw:object xlink:href="./Object 28" xlink:type="simple" xlink:show="embed" xlink:actuate="onLoad"/><draw:image xlink:href="./ObjectReplacements/Object 28" xlink:type="simple" xlink:show="embed" xlink:actuate="onLoad"/></draw:frame></text:p>
      <text:p text:style-name="P15"/>
      <text:p text:style-name="P15">That is the equation of the centre – might be better to use chapter 29 page 195 <draw:frame draw:style-name="fr1" draw:name="Object17" text:anchor-type="as-char" svg:width="3.06cm" svg:height="1.124cm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6">So <draw:frame draw:style-name="fr1" draw:name="Object29" text:anchor-type="as-char" svg:width="2.589cm" svg:height="0.531cm" draw:z-index="15"><draw:object xlink:href="./Object 29" xlink:type="simple" xlink:show="embed" xlink:actuate="onLoad"/><draw:image xlink:href="./ObjectReplacements/Object 29" xlink:type="simple" xlink:show="embed" xlink:actuate="onLoad"/></draw:frame></text:p>
      <text:p text:style-name="P5"/>
      <text:p text:style-name="P2"><text:span text:style-name="T8">For apparent longitude λ referred to true equinox of date, need nutation and abe</text:span><text:span text:style-name="T9">r</text:span><text:span text:style-name="T8">ration.</text:span></text:p>
      <text:p text:style-name="P5"/>
      <text:p text:style-name="P5"><draw:frame draw:style-name="fr1" draw:name="Object6" text:anchor-type="as-char" svg:width="4.697cm" svg:height="0.52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><draw:frame draw:style-name="fr1" draw:name="Object7" text:anchor-type="as-char" svg:width="5.907cm" svg:height="0.527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25">(includes aberration 20”.49552 and nutation)</text:span></text:p>
      <text:p text:style-name="P5"/>
      <text:p text:style-name="Horizontal_20_Line"/>
      <text:p text:style-name="P3"><text:span text:style-name="T13">Chapter 21 page 135 – m</text:span><text:span text:style-name="T8">ean obliquity of the ecliptic -</text:span></text:p>
      <text:p text:style-name="P6"/>
      <text:p text:style-name="P3"><text:span text:style-name="T8">ε = 23° 26’ 21”.448 – 46”.8150 T – 0”.000 59 T</text:span><text:span text:style-name="T18">2</text:span><text:span text:style-name="T8"> + 0”.001 813 T</text:span><text:span text:style-name="T18">3</text:span></text:p>
      <text:p text:style-name="P7"/>
      <text:p text:style-name="P4"><text:span text:style-name="T2">S</text:span><text:span text:style-name="T1">un RA and DEC, add</text:span><text:span text:style-name="T1"><draw:frame draw:style-name="fr1" draw:name="Object10" text:anchor-type="as-char" svg:width="2.752cm" svg:height="0.527cm" draw:z-index="18"><draw:object xlink:href="./Object 10" xlink:type="simple" xlink:show="embed" xlink:actuate="onLoad"/><draw:image xlink:href="./ObjectReplacements/Object 10" xlink:type="simple" xlink:show="embed" xlink:actuate="onLoad"/></draw:frame></text:span><text:span text:style-name="T1">to </text:span><text:span text:style-name="T3">ε </text:span><text:span text:style-name="T4">(seems to be 1</text:span><text:span text:style-name="T20">st</text:span><text:span text:style-name="T4"> nutation term)</text:span><text:span text:style-name="T3">, </text:span><text:span text:style-name="T1">then –</text:span></text:p>
      <text:p text:style-name="P6"/>
      <text:p text:style-name="P3"><text:span text:style-name="T8"><draw:frame draw:style-name="fr1" draw:name="Object8" text:anchor-type="as-char" svg:width="3.253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8">, </text:span><text:span text:style-name="T8"><draw:frame draw:style-name="fr1" draw:name="Object9" text:anchor-type="as-char" svg:width="3.013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6"/>
      <text:p text:style-name="Horizontal_20_Line"/>
      <text:p text:style-name="P17"><text:span text:style-name="T8">Chapter 11 page 83 – mean sidereal time at Greenwich at 0</text:span><text:span text:style-name="T18">h</text:span><text:span text:style-name="T8"> UT is – </text:span></text:p>
      <text:p text:style-name="P8"/>
      <text:p text:style-name="P8"><draw:frame draw:style-name="fr1" draw:name="Object11" text:anchor-type="as-char" svg:width="12.852cm" svg:height="0.59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8"/>
      <text:p text:style-name="P8">or, in degrees –</text:p>
      <text:p text:style-name="P8"/>
      <text:p text:style-name="P8"><draw:frame draw:style-name="fr1" draw:name="Object12" text:anchor-type="as-char" svg:width="13.174cm" svg:height="0.59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8"/>
      <text:p text:style-name="P17"><text:span text:style-name="T8">or, for </text:span><text:span text:style-name="T10">any</text:span><text:span text:style-name="T11"> instant (not just 0</text:span><text:span text:style-name="T19">h </text:span><text:span text:style-name="T11">UT) –</text:span></text:p>
      <text:p text:style-name="P9"/>
      <text:p text:style-name="P9"><draw:frame draw:style-name="fr1" draw:name="Object13" text:anchor-type="as-char" svg:width="15.859cm" svg:height="0.59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9"/>
      <text:p text:style-name="P13">Terms are probably 280.460618375, 360.985 647 366 2863, 0.000 387 933, 38709677 (1/2.583e-8)</text:p>
      <text:p text:style-name="P13"/>
      <text:p text:style-name="P11"><text:soft-page-break/>Correction for equation of the equinoxes –</text:p>
      <text:p text:style-name="P11"/>
      <text:p text:style-name="P18"><text:span text:style-name="T11"><draw:frame draw:style-name="fr1" draw:name="Object15" text:anchor-type="as-char" svg:width="1.808cm" svg:height="1.012cm" draw:z-index="27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<text:s/>where (chapter 21 page 132) </text:span><text:span text:style-name="T12">Δψ = -17”.20 sin Ω</text:span><text:span text:style-name="T11"> </text:span></text:p>
      <text:p text:style-name="P9"/>
      <text:p text:style-name="Horizontal_20_Line"/>
      <text:p text:style-name="P12">Chapter 14 page 98 – rising and setting</text:p>
      <text:p text:style-name="P12"/>
      <text:p text:style-name="P12"><draw:frame draw:style-name="fr1" draw:name="Object14" text:anchor-type="as-char" svg:width="6.295cm" svg:height="1.102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2"/>
      <text:p text:style-name="Horizontal_20_Line"/>
      <text:p text:style-name="P20">Transferring time scales</text:p>
      <text:p text:style-name="P20"><draw:frame draw:style-name="fr1" draw:name="Object16" text:anchor-type="as-char" svg:width="3.595cm" svg:height="0.998cm" draw:z-index="28"><draw:object xlink:href="./Object 16" xlink:type="simple" xlink:show="embed" xlink:actuate="onLoad"/><draw:image xlink:href="./ObjectReplacements/Object 16" xlink:type="simple" xlink:show="embed" xlink:actuate="onLoad"/></draw:frame></text:p>
      <text:p text:style-name="P20"><draw:frame draw:style-name="fr1" draw:name="Object18" text:anchor-type="as-char" svg:width="6.165cm" svg:height="0.506cm" draw:z-index="16"><draw:object xlink:href="./Object 18" xlink:type="simple" xlink:show="embed" xlink:actuate="onLoad"/><draw:image xlink:href="./ObjectReplacements/Object 18" xlink:type="simple" xlink:show="embed" xlink:actuate="onLoad"/></draw:frame>where <draw:frame draw:style-name="fr1" draw:name="Object19" text:anchor-type="as-char" svg:width="5.429cm" svg:height="0.998cm" draw:z-index="17"><draw:object xlink:href="./Object 19" xlink:type="simple" xlink:show="embed" xlink:actuate="onLoad"/><draw:image xlink:href="./ObjectReplacements/Object 19" xlink:type="simple" xlink:show="embed" xlink:actuate="onLoad"/></draw:frame></text:p>
      <text:p text:style-name="P21"><draw:frame draw:style-name="fr1" draw:name="Object20" text:anchor-type="as-char" svg:width="7.863cm" svg:height="1.101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1"><draw:frame draw:style-name="fr1" draw:name="Object21" text:anchor-type="as-char" svg:width="6.045cm" svg:height="0.506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1"><draw:frame draw:style-name="fr1" draw:name="Object22" text:anchor-type="as-char" svg:width="18.016cm" svg:height="1.101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21"><draw:frame draw:style-name="fr1" draw:name="Object23" text:anchor-type="as-char" svg:width="6.876cm" svg:height="0.998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22">e.g. JD = 2452000.0, T = 0.01245722108145106091, <text:span text:style-name="T1">τ</text:span><text:span text:style-name="T23"> = </text:span>986039939.37714</text:p>
      <text:p text:style-name="P23">When <text:span text:style-name="T5">τ</text:span><text:span text:style-name="T24"> </text:span>= 0, T = -0.29999998574036025775</text:p>
      <text:p text:style-name="P22"><draw:frame draw:style-name="fr1" draw:name="Object24" text:anchor-type="as-char" svg:width="13.04cm" svg:height="0.991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2"><draw:frame draw:style-name="fr1" draw:name="Object25" text:anchor-type="as-char" svg:width="13.033cm" svg:height="0.991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22"><draw:frame draw:style-name="fr1" draw:name="Object26" text:anchor-type="as-char" svg:width="14.813cm" svg:height="0.527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24">Using 2 terms, <draw:frame draw:style-name="fr1" draw:name="Object27" text:anchor-type="as-char" svg:width="9.934cm" svg:height="0.527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24"><draw:frame draw:style-name="fr1" draw:name="Object30" text:anchor-type="as-char" svg:width="13.795cm" svg:height="0.991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Horizontal_20_Line"/>
      <text:p text:style-name="P25">After some fitting, I get</text:p>
      <text:p text:style-name="P25"><draw:frame draw:style-name="fr1" draw:name="Object31" text:anchor-type="as-char" svg:width="8.315cm" svg:height="0.776cm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25"><draw:frame draw:style-name="fr1" draw:name="Object32" text:anchor-type="as-char" svg:width="8.326cm" svg:height="0.776cm" draw:z-index="30"><draw:object xlink:href="./Object 32" xlink:type="simple" xlink:show="embed" xlink:actuate="onLoad"/><draw:image xlink:href="./ObjectReplacements/Object 32" xlink:type="simple" xlink:show="embed" xlink:actuate="onLoad"/></draw:frame></text:p>
      <text:p text:style-name="P25"><text:soft-page-break/><draw:frame draw:style-name="fr1" draw:name="Object33" text:anchor-type="as-char" svg:width="12.813cm" svg:height="0.506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25">Max error in <text:span text:style-name="T1">λ</text:span><text:span text:style-name="T23"> is less than 0.011 degree.</text:span></text:p>
      <text:p text:style-name="Horizontal_20_Line"/>
      <text:p text:style-name="P26">Nutation – top terms (arcseconds)</text:p>
      <text:p text:style-name="P26"><draw:frame draw:style-name="fr1" draw:name="Object34" text:anchor-type="as-char" svg:width="13.868cm" svg:height="0.506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26"><draw:frame draw:style-name="fr1" draw:name="Object35" text:anchor-type="as-char" svg:width="12.989cm" svg:height="0.506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27">Gonna use just the first term!</text:p>
      <text:p text:style-name="P27"><text:span text:style-name="T1">Ω</text:span><text:span text:style-name="T23"> = 125</text:span><text:span text:style-name="T1">°</text:span><text:span text:style-name="T23"> 02’ 40”.280 – (5</text:span><text:span text:style-name="T21">r</text:span><text:span text:style-name="T15"> + 134</text:span><text:span text:style-name="T8">°</text:span><text:span text:style-name="T15"> 08’ 10”.539)T + 7”.455T</text:span><text:span text:style-name="T21">2</text:span><text:span text:style-name="T15"> + 0”.008T</text:span><text:span text:style-name="T21">3</text:span></text:p>
      <text:p text:style-name="P29"><draw:frame draw:style-name="fr1" draw:name="Object38" text:anchor-type="as-char" svg:width="8.306cm" svg:height="0.776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27"><text:span text:style-name="T15"><draw:frame draw:style-name="fr1" draw:name="Object36" text:anchor-type="as-char" svg:width="3.886cm" svg:height="1.037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15"><text:s/>(in the TDB timescale)</text:span></text:p>
      <text:p text:style-name="Horizontal_20_Line"/>
      <text:p text:style-name="P26"><draw:frame draw:style-name="fr1" draw:name="Object37" text:anchor-type="as-char" svg:width="8.767cm" svg:height="0.776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Horizontal_20_Line"/>
      <text:p text:style-name="P31">GMST</text:p>
      <text:p text:style-name="P10"/>
      <text:p text:style-name="P10"><draw:frame draw:style-name="fr1" draw:name="Object39" text:anchor-type="as-char" svg:width="15.859cm" svg:height="0.591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0"/>
      <text:p text:style-name="P14">Terms are probably 280.460618375, 360.985 647 366 2863, 0.000 387 933, 38709677 (1/2.583e-8)</text:p>
      <text:p text:style-name="P14"/>
      <text:p text:style-name="P14"><draw:frame draw:style-name="fr1" draw:name="Object40" text:anchor-type="as-char" svg:width="13.66cm" svg:height="1.168cm" draw:z-index="39"><draw:object xlink:href="./Object 40" xlink:type="simple" xlink:show="embed" xlink:actuate="onLoad"/><draw:image xlink:href="./ObjectReplacements/Object 40" xlink:type="simple" xlink:show="embed" xlink:actuate="onLoad"/></draw:frame><text:span text:style-name="T28">deg/day</text:span></text:p>
      <text:p text:style-name="P32">This works out to 360.985647385402429 deg/day</text:p>
      <text:p text:style-name="P32">Our GMST at 1970/Jan/01 <text:span text:style-name="T29">0</text:span><text:span text:style-name="T22">h</text:span><text:span text:style-name="T16"> UT</text:span> is 1.749337177344993 <text:span text:style-name="T30">radians</text:span></text:p>
      <text:p text:style-name="P33">So GMST in radians is <text:span text:style-name="T7"><draw:frame draw:style-name="fr1" draw:name="Object41" text:anchor-type="as-char" svg:width="10.238cm" svg:height="0.843cm" draw:z-index="40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34">NOT THE RIGHT WAY TO DO IT</text:p>
      <text:p text:style-name="P34">GMST (sec, at UT1=0) = 24110.54841 + 8640184.812866 T + 0.093104 T<text:span text:style-name="T17">2</text:span> - 0.0000062 T<text:span text:style-name="T17">3</text:span></text:p>
      <text:p text:style-name="P34">Doing a fit, we get</text:p>
      <text:p text:style-name="P34">GMST (radians, UT1=0) = 0.01720279202773297 d + 1.749333927700776<text:line-break/>where d is an integer – UT1 days since 1970 Jan 1</text:p>
      <text:p text:style-name="Horizontal_20_Line"/>
      <text:p text:style-name="P30">Putting it all together <text:span text:style-name="T27">(needs to be checked and tested!)</text:span></text:p>
      <text:p text:style-name="Preformatted_20_Text">#include &lt;math.h&gt;</text:p>
      <text:p text:style-name="Preformatted_20_Text"/>
      <text:p text:style-name="Preformatted_20_Text">void getSunRaDec(<text:span text:style-name="T26">double</text:span> sec, double *ra, double *dec) {</text:p>
      <text:p text:style-name="P28"><text:soft-page-break/><text:s text:c="2"/>double l = mod(sec/5022440.501755778+4.890800412250441,2*M_PI);</text:p>
      <text:p text:style-name="P28"><text:s text:c="2"/>// <text:span text:style-name="T26">^^ </text:span>Incl<text:span text:style-name="T26">udes</text:span> aberration</text:p>
      <text:p text:style-name="Preformatted_20_Text"><text:s text:c="2"/>double m = mod(sec/5022680.079203663+6.244922869391880,2*M_PI);</text:p>
      <text:p text:style-name="Preformatted_20_Text"><text:s text:c="2"/>double o = mod(6.026350588021488-sec/93484602.19177055,2*M_PI);</text:p>
      <text:p text:style-name="Preformatted_20_Text"><text:s text:c="2"/>double e = 0.409160888937511-sec/1.390477787189644e13+0.0000446188*cos(o);</text:p>
      <text:p text:style-name="Preformatted_20_Text"><text:s text:c="2"/>double dp = -8.34620e-5*sin(o);</text:p>
      <text:p text:style-name="Preformatted_20_Text"><text:s text:c="2"/>double lam = l + 0.03336588305199348*sin(m) + 0.0003479109925478395*sin(2*m);</text:p>
      <text:p text:style-name="Preformatted_20_Text"><text:s text:c="2"/>*ra=atan2(cos(e)*sin(lam),cos(lam));</text:p>
      <text:p text:style-name="Preformatted_20_Text"><text:s text:c="2"/>*dec=asin(sin(e)*sin(lam));</text:p>
      <text:p text:style-name="Preformatted_20_Text">}</text:p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6T14:03:00.146000000</dc:date>
    <meta:editing-duration>PT2H25M22S</meta:editing-duration>
    <meta:editing-cycles>36</meta:editing-cycles>
    <meta:generator>LibreOffice/7.3.4.2$Windows_X86_64 LibreOffice_project/728fec16bd5f605073805c3c9e7c4212a0120dc5</meta:generator>
    <meta:document-statistic meta:table-count="0" meta:image-count="0" meta:object-count="41" meta:page-count="4" meta:paragraph-count="78" meta:word-count="356" meta:character-count="2290" meta:non-whitespace-character-count="1943"/>
  </office:meta>
</office:document-meta>
</file>

<file path=Object 1/content.xml><?xml version="1.0" encoding="utf-8"?>
<math xmlns="http://www.w3.org/1998/Math/MathML" display="block">
  <semantics>
    <mrow>
      <mrow>
        <msub>
          <mi>L</mi>
          <mi>o</mi>
        </msub>
        <mo stretchy="false">=</mo>
        <msup>
          <mn>280</mn>
          <mi>o</mi>
        </msup>
      </mrow>
      <mrow>
        <mn>.46645</mn>
        <mo stretchy="false">+</mo>
        <mn>36</mn>
      </mrow>
      <msup>
        <mn>000</mn>
        <mi>o</mi>
      </msup>
      <mn>.76983</mn>
      <mrow>
        <mi>T</mi>
        <mo stretchy="false">+</mo>
        <msup>
          <mn>0</mn>
          <mi>o</mi>
        </msup>
      </mrow>
      <mn>.000</mn>
      <mn>3032</mn>
      <msup>
        <mi>T</mi>
        <mn>2</mn>
      </msup>
    </mrow>
    <annotation encoding="StarMath 5.0">L_o = 280^o .46645 + 36 000^o .76983T + 0^o .000 3032T^2</annotation>
  </semantics>
</math>
</file>

<file path=Object 10/content.xml><?xml version="1.0" encoding="utf-8"?>
<math xmlns="http://www.w3.org/1998/Math/MathML" display="block">
  <semantics>
    <mrow>
      <msup>
        <mn>0</mn>
        <mi>o</mi>
      </msup>
      <mn>.00256</mn>
      <mi>cos</mi>
      <mi mathvariant="normal">Ω</mi>
    </mrow>
    <annotation encoding="StarMath 5.0">0^o .00256 cos %OMEGA</annotation>
  </semantics>
</math>
</file>

<file path=Object 11/content.xml><?xml version="1.0" encoding="utf-8"?>
<math xmlns="http://www.w3.org/1998/Math/MathML" display="block">
  <semantics>
    <mrow>
      <mrow>
        <msub>
          <mi>θ</mi>
          <mn>0</mn>
        </msub>
        <mo stretchy="false">=</mo>
        <msup>
          <mn>6</mn>
          <mi>h</mi>
        </msup>
      </mrow>
      <msup>
        <mn>41</mn>
        <mi>m</mi>
      </msup>
      <msup>
        <mn>50</mn>
        <mi>s</mi>
      </msup>
      <mrow>
        <mn>.54841</mn>
        <mo stretchy="false">+</mo>
        <mn>8640</mn>
      </mrow>
      <msup>
        <mn>184</mn>
        <mi>s</mi>
      </msup>
      <mn>.812</mn>
      <mn>866</mn>
      <mrow>
        <mi>T</mi>
        <mo stretchy="false">+</mo>
        <msup>
          <mn>0</mn>
          <mi>s</mi>
        </msup>
      </mrow>
      <mn>.093104</mn>
      <mrow>
        <msup>
          <mi>T</mi>
          <mn>2</mn>
        </msup>
        <mo stretchy="false">−</mo>
        <msup>
          <mn>0</mn>
          <mi>s</mi>
        </msup>
      </mrow>
      <mn>.000</mn>
      <mn>0062</mn>
      <msup>
        <mi>T</mi>
        <mn>3</mn>
      </msup>
    </mrow>
    <annotation encoding="StarMath 5.0">%theta _0 = 6^h 41^m 50^s .54841 + 8640 184^s .812 866 T + 0^s .093104 T^2 - 0^s .000 0062 T^3</annotation>
  </semantics>
</math>
</file>

<file path=Object 12/content.xml><?xml version="1.0" encoding="utf-8"?>
<math xmlns="http://www.w3.org/1998/Math/MathML" display="block">
  <semantics>
    <mrow>
      <mrow>
        <msub>
          <mi>θ</mi>
          <mn>0</mn>
        </msub>
        <mo stretchy="false">=</mo>
        <mn>100.460</mn>
      </mrow>
      <mn>618</mn>
      <mrow>
        <mn>37</mn>
        <mo stretchy="false">+</mo>
        <mn>36</mn>
      </mrow>
      <mn>000.770</mn>
      <mn>053</mn>
      <mn>608</mn>
      <mrow>
        <mi>T</mi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100.460 618 37 + 36 000.770 053 608 T + 0.000 387 933 T^2 - T^3 / 38 710 000</annotation>
  </semantics>
</math>
</file>

<file path=Object 13/content.xml><?xml version="1.0" encoding="utf-8"?>
<math xmlns="http://www.w3.org/1998/Math/MathML" display="block">
  <semantics>
    <mrow>
      <mrow>
        <msub>
          <mi>θ</mi>
          <mn>0</mn>
        </msub>
        <mo stretchy="false">=</mo>
        <mn>280.460</mn>
      </mrow>
      <mn>618</mn>
      <mrow>
        <mn>37</mn>
        <mo stretchy="false">+</mo>
        <mn>360.985</mn>
      </mrow>
      <mn>647</mn>
      <mn>366</mn>
      <mn>29</mn>
      <mrow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280.460 618 37 + 360.985 647 366 29 (  JD - 2451545.0 ) + 0.000 387 933 T^2 - T^3 / 38 710 000</annotation>
  </semantics>
</math>
</file>

<file path=Object 14/content.xml><?xml version="1.0" encoding="utf-8"?>
<math xmlns="http://www.w3.org/1998/Math/MathML" display="block">
  <semantics>
    <mrow>
      <mi>cos</mi>
      <mrow>
        <msub>
          <mi>H</mi>
          <mn>0</mn>
        </msub>
        <mo stretchy="false">=</mo>
        <mfrac>
          <mrow>
            <mrow>
              <mo stretchy="false">−</mo>
              <mi>sin</mi>
            </mrow>
            <mrow>
              <mrow>
                <mo fence="true" form="prefix" stretchy="false">(</mo>
                <mrow>
                  <mrow>
                    <msup>
                      <mn>0</mn>
                      <mi>o</mi>
                    </msup>
                    <mn>.8333</mn>
                  </mrow>
                </mrow>
                <mo fence="true" form="postfix" stretchy="false">)</mo>
              </mrow>
              <mo stretchy="false">−</mo>
              <mi>sin</mi>
            </mrow>
            <mi>ϕ</mi>
            <mi>sin</mi>
            <mi>δ</mi>
          </mrow>
          <mrow>
            <mi>cos</mi>
            <mi>ϕ</mi>
            <mi>cos</mi>
            <mi>δ</mi>
          </mrow>
        </mfrac>
      </mrow>
    </mrow>
    <annotation encoding="StarMath 5.0">cos H_0 = { -sin(0^o .8333) - sin %phi sin %delta  } over { cos %phi  cos %delta }</annotation>
  </semantics>
</math>
</file>

<file path=Object 15/content.xml><?xml version="1.0" encoding="utf-8"?>
<math xmlns="http://www.w3.org/1998/Math/MathML" display="block">
  <semantics>
    <mfrac>
      <mrow>
        <mi mathvariant="normal">Δ</mi>
        <mi>ψ</mi>
        <mi>cos</mi>
        <mi>ϵ</mi>
      </mrow>
      <mn>15</mn>
    </mfrac>
    <annotation encoding="StarMath 5.0">{ %DELTA %psi cos %epsilon } over 15</annotation>
  </semantics>
</math>
</file>

<file path=Object 16/content.xml><?xml version="1.0" encoding="utf-8"?>
<math xmlns="http://www.w3.org/1998/Math/MathML" display="block">
  <semantics>
    <mrow>
      <mi>T</mi>
      <mo stretchy="false">=</mo>
      <mfrac>
        <mrow>
          <mi mathvariant="italic">JD</mi>
          <mo stretchy="false">−</mo>
          <mn>2451545.0</mn>
        </mrow>
        <mn>36525</mn>
      </mfrac>
    </mrow>
    <annotation encoding="StarMath 5.0">T = { JD - 2451545.0 } over 36525</annotation>
  </semantics>
</math>
</file>

<file path=Object 17/content.xml><?xml version="1.0" encoding="utf-8"?>
<math xmlns="http://www.w3.org/1998/Math/MathML" display="block">
  <semantics>
    <mrow>
      <mi>tan</mi>
      <mrow>
        <mi>ν</mi>
        <mo stretchy="false">=</mo>
        <mfrac>
          <mrow>
            <mi>sin</mi>
            <msub>
              <mi>L</mi>
              <mn>0</mn>
            </msub>
          </mrow>
          <mrow>
            <mi>cos</mi>
            <mrow>
              <msub>
                <mi>L</mi>
                <mn>0</mn>
              </msub>
              <mo stretchy="false">−</mo>
              <mi>e</mi>
            </mrow>
          </mrow>
        </mfrac>
      </mrow>
    </mrow>
    <annotation encoding="StarMath 5.0">tan %nu = { sin L_0 } over { cos L_0 - e }</annotation>
  </semantics>
</math>
</file>

<file path=Object 18/content.xml><?xml version="1.0" encoding="utf-8"?>
<math xmlns="http://www.w3.org/1998/Math/MathML" display="block">
  <semantics>
    <mrow>
      <mrow>
        <mi>τ</mi>
        <mo stretchy="false">=</mo>
        <mrow>
          <mrow>
            <mrow>
              <mo fence="true" form="prefix" stretchy="false">(</mo>
              <mrow>
                <mrow>
                  <mi mathvariant="italic">JD</mi>
                  <mo stretchy="false">−</mo>
                  <mn>2440587.5</mn>
                </mrow>
              </mrow>
              <mo fence="true" form="postfix" stretchy="false">)</mo>
            </mrow>
            <mo stretchy="false">×</mo>
            <mn>86400</mn>
          </mrow>
          <mo stretchy="false">−</mo>
          <mi mathvariant="normal">Δ</mi>
        </mrow>
      </mrow>
      <mi>T</mi>
    </mrow>
    <annotation encoding="StarMath 5.0">%tau = ( JD - 2440587.5 ) times 86400 - %DELTA T</annotation>
  </semantics>
</math>
</file>

<file path=Object 19/content.xml><?xml version="1.0" encoding="utf-8"?>
<math xmlns="http://www.w3.org/1998/Math/MathML" display="block">
  <semantics>
    <mrow>
      <mi mathvariant="normal">Δ</mi>
      <mrow>
        <mi>T</mi>
        <mo stretchy="false">=</mo>
        <mrow>
          <mn>45</mn>
          <mo stretchy="false">+</mo>
          <mrow>
            <mn>50</mn>
            <mo stretchy="false">×</mo>
            <mfrac>
              <mrow>
                <mi mathvariant="italic">JD</mi>
                <mo stretchy="false">−</mo>
                <mn>2440587.5</mn>
              </mrow>
              <mn>36525</mn>
            </mfrac>
          </mrow>
        </mrow>
      </mrow>
    </mrow>
    <annotation encoding="StarMath 5.0">%DELTA T = 45 + 50 times{{ JD - 2440587.5 } over 36525}</annotation>
  </semantics>
</math>
</file>

<file path=Object 2/content.xml><?xml version="1.0" encoding="utf-8"?>
<math xmlns="http://www.w3.org/1998/Math/MathML" display="block">
  <semantics>
    <mrow>
      <mi>T</mi>
      <mo stretchy="false">=</mo>
      <mfrac>
        <mrow>
          <mi mathvariant="italic">JD</mi>
          <mo stretchy="false">−</mo>
          <mn>2451545.0</mn>
        </mrow>
        <mn>36525</mn>
      </mfrac>
    </mrow>
    <annotation encoding="StarMath 5.0">T = { JD - 2451545.0} over 36525 </annotation>
  </semantics>
</math>
</file>

<file path=Object 20/content.xml><?xml version="1.0" encoding="utf-8"?>
<math xmlns="http://www.w3.org/1998/Math/MathML" display="block">
  <semantics>
    <mrow>
      <mi>τ</mi>
      <mo stretchy="false">=</mo>
      <mrow>
        <mrow>
          <mrow>
            <mo fence="true" form="prefix" stretchy="false">(</mo>
            <mrow>
              <mrow>
                <mi mathvariant="italic">JD</mi>
                <mo stretchy="false">−</mo>
                <mn>2440587.5</mn>
              </mrow>
            </mrow>
            <mo fence="true" form="postfix" stretchy="false">)</mo>
          </mrow>
          <mo stretchy="false">×</mo>
          <mrow>
            <mo fence="true" form="prefix" stretchy="true">(</mo>
            <mrow>
              <mrow>
                <mn>86400</mn>
                <mo stretchy="false">−</mo>
                <mfrac>
                  <mn>50</mn>
                  <mn>36525</mn>
                </mfrac>
              </mrow>
            </mrow>
            <mo fence="true" form="postfix" stretchy="true">)</mo>
          </mrow>
        </mrow>
        <mo stretchy="false">−</mo>
        <mn>45</mn>
      </mrow>
    </mrow>
    <annotation encoding="StarMath 5.0">%tau = ( JD - 2440587.5 ) times left ( 86400 - 50 over 36525 right ) - 45</annotation>
  </semantics>
</math>
</file>

<file path=Object 21/content.xml><?xml version="1.0" encoding="utf-8"?>
<math xmlns="http://www.w3.org/1998/Math/MathML" display="block">
  <semantics>
    <mrow>
      <mrow>
        <mn>36525</mn>
        <mo stretchy="false">×</mo>
        <mrow>
          <mo fence="true" form="prefix" stretchy="false">(</mo>
          <mrow>
            <mrow>
              <mi>T</mi>
              <mo stretchy="false">+</mo>
              <mn>0.3</mn>
            </mrow>
          </mrow>
          <mo fence="true" form="postfix" stretchy="false">)</mo>
        </mrow>
      </mrow>
      <mo stretchy="false">=</mo>
      <mrow>
        <mi mathvariant="italic">JD</mi>
        <mo stretchy="false">−</mo>
        <mn>2440587.5</mn>
      </mrow>
    </mrow>
    <annotation encoding="StarMath 5.0">36525 times (T + 0.3) = JD - 2440587.5</annotation>
  </semantics>
</math>
</file>

<file path=Object 22/content.xml><?xml version="1.0" encoding="utf-8"?>
<math xmlns="http://www.w3.org/1998/Math/MathML" display="block">
  <semantics>
    <mrow>
      <mrow>
        <mi>τ</mi>
        <mo stretchy="false">=</mo>
        <mrow>
          <mrow>
            <mn>36525</mn>
            <mo stretchy="false">×</mo>
            <mrow>
              <mo fence="true" form="prefix" stretchy="false">(</mo>
              <mrow>
                <mrow>
                  <mi>T</mi>
                  <mo stretchy="false">+</mo>
                  <mn>0.3</mn>
                </mrow>
              </mrow>
              <mo fence="true" form="postfix" stretchy="false">)</mo>
            </mrow>
            <mo stretchy="false">×</mo>
            <mrow>
              <mo fence="true" form="prefix" stretchy="true">(</mo>
              <mrow>
                <mrow>
                  <mn>86400</mn>
                  <mo stretchy="false">−</mo>
                  <mfrac>
                    <mn>50</mn>
                    <mn>36525</mn>
                  </mfrac>
                </mrow>
              </mrow>
              <mo fence="true" form="postfix" stretchy="true">)</mo>
            </mrow>
          </mrow>
          <mo stretchy="false">−</mo>
          <mn>45</mn>
        </mrow>
        <mo stretchy="false">=</mo>
        <mrow>
          <mrow>
            <mo fence="true" form="prefix" stretchy="false">(</mo>
            <mrow>
              <mrow>
                <mrow>
                  <mo fence="true" form="prefix" stretchy="false">(</mo>
                  <mrow>
                    <mrow>
                      <mi>T</mi>
                      <mo stretchy="false">+</mo>
                      <mn>0.3</mn>
                    </mrow>
                  </mrow>
                  <mo fence="true" form="postfix" stretchy="false">)</mo>
                </mrow>
                <mo stretchy="false">×</mo>
                <mn>3155759950</mn>
              </mrow>
            </mrow>
            <mo fence="true" form="postfix" stretchy="false">)</mo>
          </mrow>
          <mo stretchy="false">−</mo>
          <mn>45</mn>
        </mrow>
        <mo stretchy="false">=</mo>
        <mrow>
          <mn>946727940</mn>
          <mo stretchy="false">+</mo>
          <mn>3155759950</mn>
        </mrow>
      </mrow>
      <mi>T</mi>
    </mrow>
    <annotation encoding="StarMath 5.0">%tau = 36525 times ( T + 0.3 ) times left( 86400 - 50 over 36525 right) - 45 = ( ( T + 0.3 ) times 3155759950 ) - 45 = 946727940 + 3155759950 T</annotation>
  </semantics>
</math>
</file>

<file path=Object 23/content.xml><?xml version="1.0" encoding="utf-8"?>
<math xmlns="http://www.w3.org/1998/Math/MathML" display="block">
  <semantics>
    <mrow>
      <mi>T</mi>
      <mo stretchy="false">=</mo>
      <mrow>
        <mfrac>
          <mrow>
            <mi>τ</mi>
            <mo stretchy="false">+</mo>
            <mn>45</mn>
          </mrow>
          <mn>3155759950</mn>
        </mfrac>
        <mo stretchy="false">−</mo>
        <mn>0.3</mn>
      </mrow>
      <mo stretchy="false">=</mo>
      <mfrac>
        <mrow>
          <mi>τ</mi>
          <mo stretchy="false">−</mo>
          <mn>946727940</mn>
        </mrow>
        <mn>3155759950</mn>
      </mfrac>
    </mrow>
    <annotation encoding="StarMath 5.0">T = { %tau + 45 } over { 3155759950 } - 0.3 = {  %tau - 946727940 } over { 3155759950 }</annotation>
  </semantics>
</math>
</file>

<file path=Object 24/content.xml><?xml version="1.0" encoding="utf-8"?>
<math xmlns="http://www.w3.org/1998/Math/MathML" display="block">
  <semantics>
    <mrow>
      <msub>
        <mi>L</mi>
        <mn>0</mn>
      </msub>
      <mo stretchy="false">=</mo>
      <mrow>
        <mfrac>
          <msup>
            <mi>τ</mi>
            <mn>2</mn>
          </msup>
          <mn>1.881920840487384e+24</mn>
        </mfrac>
        <mo stretchy="false">+</mo>
        <mfrac>
          <mi>τ</mi>
          <mn>5022440.577213014</mn>
        </mfrac>
        <mo stretchy="false">+</mo>
        <mn>4.891041609478770</mn>
      </mrow>
    </mrow>
    <annotation encoding="StarMath 5.0">L_0 = {  %tau ^2 } over 1.881920840487384e+24 + %tau over 5022440.577213014 + 4.891041609478770</annotation>
  </semantics>
</math>
</file>

<file path=Object 25/content.xml><?xml version="1.0" encoding="utf-8"?>
<math xmlns="http://www.w3.org/1998/Math/MathML" display="block">
  <semantics>
    <mrow>
      <mi>M</mi>
      <mo stretchy="false">=</mo>
      <mrow>
        <mfrac>
          <mrow>
            <mo stretchy="false">−</mo>
            <msup>
              <mi>τ</mi>
              <mn>2</mn>
            </msup>
          </mrow>
          <mn>3.639856059152292e+24</mn>
        </mfrac>
        <mo stretchy="false">+</mo>
        <mfrac>
          <mi>τ</mi>
          <mn>5022680.440480501</mn>
        </mfrac>
        <mo stretchy="false">+</mo>
        <mn>6.245041296911722</mn>
      </mrow>
    </mrow>
    <annotation encoding="StarMath 5.0">M = { - %tau ^2 } over 3.639856059152292e+24 + %tau over 5022680.440480501 + 6.245041296911722</annotation>
  </semantics>
</math>
</file>

<file path=Object 26/content.xml><?xml version="1.0" encoding="utf-8"?>
<math xmlns="http://www.w3.org/1998/Math/MathML" display="block">
  <semantics>
    <mrow>
      <mrow>
        <mi>e</mi>
        <mo stretchy="false">=</mo>
        <mrow>
          <mo stretchy="false">−</mo>
          <mn>1.241110787093734e-26</mn>
        </mrow>
      </mrow>
      <mrow>
        <msup>
          <mi>τ</mi>
          <mn>2</mn>
        </msup>
        <mo stretchy="false">−</mo>
        <mn>1.329722180026880e-14</mn>
      </mrow>
      <mrow>
        <mi>τ</mi>
        <mo stretchy="false">+</mo>
        <mn>0.01672121697540164</mn>
      </mrow>
    </mrow>
    <annotation encoding="StarMath 5.0">e = -1.241110787093734e-26 %tau ^2 - 1.329722180026880e-14 %tau + 0.01672121697540164</annotation>
  </semantics>
</math>
</file>

<file path=Object 27/content.xml><?xml version="1.0" encoding="utf-8"?>
<math xmlns="http://www.w3.org/1998/Math/MathML" display="block">
  <semantics>
    <mrow>
      <mrow>
        <mi>e</mi>
        <mo stretchy="false">=</mo>
        <mrow>
          <mo stretchy="false">−</mo>
          <mn>1.336772145802711e-14</mn>
        </mrow>
      </mrow>
      <mrow>
        <msup>
          <mi>τ</mi>
          <mn>2</mn>
        </msup>
        <mo stretchy="false">+</mo>
        <mn>0.01672128001139845</mn>
      </mrow>
    </mrow>
    <annotation encoding="StarMath 5.0">e = -1.336772145802711e-14 %tau ^2 + 0.01672128001139845</annotation>
  </semantics>
</math>
</file>

<file path=Object 28/content.xml><?xml version="1.0" encoding="utf-8"?>
<math xmlns="http://www.w3.org/1998/Math/MathML" display="block">
  <semantics>
    <mrow>
      <mi>ν</mi>
      <mo stretchy="false">=</mo>
      <mrow>
        <mi>M</mi>
        <mo stretchy="false">+</mo>
        <mi>C</mi>
      </mrow>
    </mrow>
    <annotation encoding="StarMath 5.0">%nu = M + C</annotation>
  </semantics>
</math>
</file>

<file path=Object 29/content.xml><?xml version="1.0" encoding="utf-8"?>
<math xmlns="http://www.w3.org/1998/Math/MathML" display="block">
  <semantics>
    <mrow>
      <mi mathvariant="normal">Θ</mi>
      <mo stretchy="false">=</mo>
      <mrow>
        <mi>ν</mi>
        <mo stretchy="false">+</mo>
        <msub>
          <mi>L</mi>
          <mn>0</mn>
        </msub>
        <mo stretchy="false">−</mo>
        <mi>M</mi>
      </mrow>
    </mrow>
    <annotation encoding="StarMath 5.0">%THETA = %nu + L_0 - M</annotation>
  </semantics>
</math>
</file>

<file path=Object 3/content.xml><?xml version="1.0" encoding="utf-8"?>
<math xmlns="http://www.w3.org/1998/Math/MathML" display="block">
  <semantics>
    <mrow>
      <mrow>
        <mi>M</mi>
        <mo stretchy="false">=</mo>
        <msup>
          <mn>357</mn>
          <mi>o</mi>
        </msup>
      </mrow>
      <mrow>
        <mn>.52910</mn>
        <mo stretchy="false">+</mo>
        <mn>35</mn>
      </mrow>
      <msup>
        <mn>999</mn>
        <mi>o</mi>
      </msup>
      <mn>.05030</mn>
      <mrow>
        <mi>T</mi>
        <mo stretchy="false">−</mo>
        <msup>
          <mn>0</mn>
          <mi>o</mi>
        </msup>
      </mrow>
      <mn>.000</mn>
      <mn>1559</mn>
      <mrow>
        <msup>
          <mi>T</mi>
          <mn>2</mn>
        </msup>
        <mo stretchy="false">−</mo>
        <msup>
          <mn>0</mn>
          <mi>o</mi>
        </msup>
      </mrow>
      <mn>.000</mn>
      <mn>000</mn>
      <mn>48</mn>
      <msup>
        <mi>T</mi>
        <mn>3</mn>
      </msup>
    </mrow>
    <annotation encoding="StarMath 5.0">M = 357^o .52910 + 35 999^o .05030T - 0^o .000 1559T^2 - 0^o .000 000 48T^3</annotation>
  </semantics>
</math>
</file>

<file path=Object 30/content.xml><?xml version="1.0" encoding="utf-8"?>
<math xmlns="http://www.w3.org/1998/Math/MathML" display="block">
  <semantics>
    <mrow>
      <mrow>
        <msub>
          <mi>L</mi>
          <mn>0</mn>
        </msub>
        <mo stretchy="false">−</mo>
        <mi>M</mi>
      </mrow>
      <mo stretchy="false">=</mo>
      <mrow>
        <mfrac>
          <msup>
            <mi>τ</mi>
            <mn>2</mn>
          </msup>
          <mn>1.240528398723951e+24</mn>
        </mfrac>
        <mo stretchy="false">+</mo>
        <mfrac>
          <mi>τ</mi>
          <mn>105168725144.5198</mn>
        </mfrac>
        <mo stretchy="false">+</mo>
        <mn>4.929185619746672</mn>
      </mrow>
    </mrow>
    <annotation encoding="StarMath 5.0">L_0 - M = {  %tau ^2  } over 1.240528398723951e+24 + %tau over 105168725144.5198 + 4.929185619746672 </annotation>
  </semantics>
</math>
</file>

<file path=Object 31/content.xml><?xml version="1.0" encoding="utf-8"?>
<math xmlns="http://www.w3.org/1998/Math/MathML" display="block">
  <semantics>
    <mrow>
      <msub>
        <mi>L</mi>
        <mn>0</mn>
      </msub>
      <mo stretchy="false">=</mo>
      <mrow>
        <mfrac>
          <mi>τ</mi>
          <mn>5022440.501755778</mn>
        </mfrac>
        <mo stretchy="false">+</mo>
        <mn>4.890899777335416</mn>
      </mrow>
    </mrow>
    <annotation encoding="StarMath 5.0">L_0 = %tau over 5022440.501755778 + 4.890899777335416</annotation>
  </semantics>
</math>
</file>

<file path=Object 32/content.xml><?xml version="1.0" encoding="utf-8"?>
<math xmlns="http://www.w3.org/1998/Math/MathML" display="block">
  <semantics>
    <mrow>
      <mi>M</mi>
      <mo stretchy="false">=</mo>
      <mrow>
        <mfrac>
          <mi>τ</mi>
          <mn>5022680.079203663</mn>
        </mfrac>
        <mo stretchy="false">+</mo>
        <mn>6.244922869391880</mn>
      </mrow>
    </mrow>
    <annotation encoding="StarMath 5.0">M = %tau over 5022680.079203663 + 6.244922869391880</annotation>
  </semantics>
</math>
</file>

<file path=Object 33/content.xml><?xml version="1.0" encoding="utf-8"?>
<math xmlns="http://www.w3.org/1998/Math/MathML" display="block">
  <semantics>
    <mrow>
      <mrow>
        <mi>λ</mi>
        <mo stretchy="false">=</mo>
        <mrow>
          <mi>L</mi>
          <mo stretchy="false">+</mo>
          <mn>0.03336588305199348</mn>
        </mrow>
      </mrow>
      <mi>sin</mi>
      <mrow>
        <mrow>
          <mo fence="true" form="prefix" stretchy="false">(</mo>
          <mrow>
            <mi>M</mi>
          </mrow>
          <mo fence="true" form="postfix" stretchy="false">)</mo>
        </mrow>
        <mo stretchy="false">+</mo>
        <mn>0.0003479109925478395</mn>
      </mrow>
      <mi>sin</mi>
      <mrow>
        <mo fence="true" form="prefix" stretchy="false">(</mo>
        <mrow>
          <mrow>
            <mn>2</mn>
            <mi>M</mi>
          </mrow>
        </mrow>
        <mo fence="true" form="postfix" stretchy="false">)</mo>
      </mrow>
    </mrow>
    <annotation encoding="StarMath 5.0">%lambda = L + 0.03336588305199348 sin (M) + 0.0003479109925478395 sin (2M)</annotation>
  </semantics>
</math>
</file>

<file path=Object 34/content.xml><?xml version="1.0" encoding="utf-8"?>
<math xmlns="http://www.w3.org/1998/Math/MathML" display="block">
  <semantics>
    <mrow>
      <mi mathvariant="normal">Δ</mi>
      <mrow>
        <mi>ψ</mi>
        <mo stretchy="false">=</mo>
        <mrow>
          <mo fence="true" form="prefix" stretchy="false">(</mo>
          <mrow>
            <mrow>
              <mrow>
                <mrow>
                  <mo stretchy="false">−</mo>
                  <mn>17.1996</mn>
                </mrow>
                <mo stretchy="false">−</mo>
                <mn>0.01742</mn>
              </mrow>
              <mi>T</mi>
            </mrow>
          </mrow>
          <mo fence="true" form="postfix" stretchy="false">)</mo>
        </mrow>
      </mrow>
      <mi>sin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+</mo>
        <mrow>
          <mo fence="true" form="prefix" stretchy="false">(</mo>
          <mrow>
            <mrow>
              <mrow>
                <mrow>
                  <mo stretchy="false">−</mo>
                  <mn>1.3187</mn>
                </mrow>
                <mo stretchy="false">−</mo>
                <mn>0.00016</mn>
              </mrow>
              <mi>T</mi>
            </mrow>
          </mrow>
          <mo fence="true" form="postfix" stretchy="false">)</mo>
        </mrow>
      </mrow>
      <mi>sin</mi>
      <mrow>
        <mo fence="true" form="prefix" stretchy="false">(</mo>
        <mrow>
          <mrow>
            <mn>2</mn>
            <mrow>
              <mi>F</mi>
              <mo stretchy="false">−</mo>
              <mn>2</mn>
            </mrow>
            <mrow>
              <mi>D</mi>
              <mo stretchy="false">+</mo>
              <mn>2</mn>
            </mrow>
            <mi mathvariant="normal">Ω</mi>
          </mrow>
        </mrow>
        <mo fence="true" form="postfix" stretchy="false">)</mo>
      </mrow>
    </mrow>
    <annotation encoding="StarMath 5.0">%DELTA %psi = (-17.1996 - 0.01742T) sin (%OMEGA) + ( -1.3187 - 0.00016T ) sin ( 2F - 2D + 2%OMEGA ) </annotation>
  </semantics>
</math>
</file>

<file path=Object 35/content.xml><?xml version="1.0" encoding="utf-8"?>
<math xmlns="http://www.w3.org/1998/Math/MathML" display="block">
  <semantics>
    <mrow>
      <mi mathvariant="normal">Δ</mi>
      <mrow>
        <mi>ϵ</mi>
        <mo stretchy="false">=</mo>
        <mrow>
          <mo fence="true" form="prefix" stretchy="false">(</mo>
          <mrow>
            <mrow>
              <mrow>
                <mn>9.2025</mn>
                <mo stretchy="false">+</mo>
                <mn>0.00089</mn>
              </mrow>
              <mi>T</mi>
            </mrow>
          </mrow>
          <mo fence="true" form="postfix" stretchy="false">)</mo>
        </mrow>
      </mrow>
      <mi>cos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+</mo>
        <mrow>
          <mo fence="true" form="prefix" stretchy="false">(</mo>
          <mrow>
            <mrow>
              <mrow>
                <mn>0.5736</mn>
                <mo stretchy="false">−</mo>
                <mn>0.00031</mn>
              </mrow>
              <mi>T</mi>
            </mrow>
          </mrow>
          <mo fence="true" form="postfix" stretchy="false">)</mo>
        </mrow>
      </mrow>
      <mi>cos</mi>
      <mrow>
        <mo fence="true" form="prefix" stretchy="false">(</mo>
        <mrow>
          <mrow>
            <mn>2</mn>
            <mrow>
              <mi>F</mi>
              <mo stretchy="false">−</mo>
              <mn>2</mn>
            </mrow>
            <mrow>
              <mi>D</mi>
              <mo stretchy="false">+</mo>
              <mn>2</mn>
            </mrow>
            <mi mathvariant="normal">Ω</mi>
          </mrow>
        </mrow>
        <mo fence="true" form="postfix" stretchy="false">)</mo>
      </mrow>
    </mrow>
    <annotation encoding="StarMath 5.0">%DELTA %epsilon = ( 9.2025 + 0.00089T ) cos ( %OMEGA ) + ( 0.5736 - 0.00031T ) cos ( 2F - 2D + 2%OMEGA )</annotation>
  </semantics>
</math>
</file>

<file path=Object 36/content.xml><?xml version="1.0" encoding="utf-8"?>
<math xmlns="http://www.w3.org/1998/Math/MathML" display="block">
  <semantics>
    <mrow>
      <mi>T</mi>
      <mo stretchy="false">=</mo>
      <mfrac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n>36525</mn>
      </mfrac>
    </mrow>
    <annotation encoding="StarMath 5.0">T = (JD - 2451545.0) over 36525</annotation>
  </semantics>
</math>
</file>

<file path=Object 37/content.xml><?xml version="1.0" encoding="utf-8"?>
<math xmlns="http://www.w3.org/1998/Math/MathML" display="block">
  <semantics>
    <mrow>
      <mi>ϵ</mi>
      <mo stretchy="false">≈</mo>
      <mrow>
        <mfrac>
          <mrow>
            <mo stretchy="false">−</mo>
            <mi>τ</mi>
          </mrow>
          <mn>1.390477787189644e13</mn>
        </mfrac>
        <mo stretchy="false">+</mo>
        <mn>0.409160888937511</mn>
      </mrow>
    </mrow>
    <annotation encoding="StarMath 5.0">%epsilon approx  {-%tau} over 1.390477787189644e13 + 0.409160888937511</annotation>
  </semantics>
</math>
</file>

<file path=Object 38/content.xml><?xml version="1.0" encoding="utf-8"?>
<math xmlns="http://www.w3.org/1998/Math/MathML" display="block">
  <semantics>
    <mrow>
      <mi mathvariant="normal">Ω</mi>
      <mo stretchy="false">≈</mo>
      <mrow>
        <mn>6.026350588021488</mn>
        <mo stretchy="false">−</mo>
        <mfrac>
          <mi>τ</mi>
          <mn>93484602.19177055</mn>
        </mfrac>
      </mrow>
    </mrow>
    <annotation encoding="StarMath 5.0">%OMEGA approx 6.026350588021488 - %tau over 93484602.19177055</annotation>
  </semantics>
</math>
</file>

<file path=Object 39/content.xml><?xml version="1.0" encoding="utf-8"?>
<math xmlns="http://www.w3.org/1998/Math/MathML" display="block">
  <semantics>
    <mrow>
      <mrow>
        <msub>
          <mi>θ</mi>
          <mn>0</mn>
        </msub>
        <mo stretchy="false">=</mo>
        <mn>280.460</mn>
      </mrow>
      <mn>618</mn>
      <mrow>
        <mn>37</mn>
        <mo stretchy="false">+</mo>
        <mn>360.985</mn>
      </mrow>
      <mn>647</mn>
      <mn>366</mn>
      <mn>29</mn>
      <mrow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280.460 618 37 + 360.985 647 366 29 (  JD - 2451545.0 ) + 0.000 387 933 T^2 - T^3 / 38 710 000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n>0.016</mn>
      </mrow>
      <mn>708</mn>
      <mrow>
        <mn>617</mn>
        <mo stretchy="false">−</mo>
        <mn>0.000</mn>
      </mrow>
      <mn>042</mn>
      <mn>037</mn>
      <mrow>
        <mi>T</mi>
        <mo stretchy="false">−</mo>
        <mn>0.000</mn>
      </mrow>
      <mn>000</mn>
      <mn>1236</mn>
      <msup>
        <mi>T</mi>
        <mn>2</mn>
      </msup>
    </mrow>
    <annotation encoding="StarMath 5.0">e = 0.016 708 617 - 0.000 042 037T - 0.000 000 1236 T^2</annotation>
  </semantics>
</math>
</file>

<file path=Object 40/content.xml><?xml version="1.0" encoding="utf-8"?>
<math xmlns="http://www.w3.org/1998/Math/MathML" display="block">
  <semantics>
    <mrow>
      <mrow>
        <msub>
          <mrow>
            <mrow>
              <mfrac>
                <mrow>
                  <mi>d</mi>
                  <msub>
                    <mi>θ</mi>
                    <mn>0</mn>
                  </msub>
                </mrow>
                <mi mathvariant="italic">dt</mi>
              </mfrac>
            </mrow>
            <mo fence="true" form="postfix" stretchy="true">|</mo>
          </mrow>
          <mrow>
            <mi>T</mi>
            <mo stretchy="false">=</mo>
            <mn>0.9</mn>
          </mrow>
        </msub>
        <mo stretchy="false">=</mo>
        <mn>360.985</mn>
      </mrow>
      <mn>647</mn>
      <mn>366</mn>
      <mrow>
        <mn>2863</mn>
        <mo stretchy="false">+</mo>
        <mfrac>
          <mrow>
            <mo fence="true" form="prefix" stretchy="false">(</mo>
            <mrow>
              <mrow>
                <mrow>
                  <mn>2</mn>
                  <mo stretchy="false">×</mo>
                  <mn>0.000</mn>
                </mrow>
                <mn>387</mn>
                <mrow>
                  <mrow>
                    <mn>933</mn>
                    <mo stretchy="false">×</mo>
                    <mn>0.9</mn>
                  </mrow>
                  <mo stretchy="false">−</mo>
                  <mrow>
                    <mn>3</mn>
                    <mo stretchy="false">×</mo>
                    <mn>2.583e-3</mn>
                    <mo stretchy="false">×</mo>
                    <msup>
                      <mn>0.9</mn>
                      <mn>2</mn>
                    </msup>
                  </mrow>
                </mrow>
              </mrow>
            </mrow>
            <mo fence="true" form="postfix" stretchy="false">)</mo>
          </mrow>
          <mn>36525</mn>
        </mfrac>
      </mrow>
    </mrow>
    <annotation encoding="StarMath 5.0">evaluate {{ d%theta_0 } over dt}  from{T=0.9} = 360.985 647 366 2863 + ( 2 times 0.000 387 933 times 0.9 - 3 times 2.583e-3 times 0.9^2 ) over 36525</annotation>
  </semantics>
</math>
</file>

<file path=Object 41/content.xml><?xml version="1.0" encoding="utf-8"?>
<math xmlns="http://www.w3.org/1998/Math/MathML" display="block">
  <semantics>
    <mrow>
      <mn>1.749337177344993</mn>
      <mo stretchy="false">+</mo>
      <mrow>
        <mrow>
          <mo fence="true" form="prefix" stretchy="true">(</mo>
          <mrow>
            <mrow>
              <msup>
                <mn>1</mn>
                <mi mathvariant="italic">rev</mi>
              </msup>
              <mn>0.01720279213894588</mn>
            </mrow>
          </mrow>
          <mo fence="true" form="postfix" stretchy="true">)</mo>
        </mrow>
        <mo stretchy="false">×</mo>
        <mfrac>
          <mi>τ</mi>
          <mn>86400</mn>
        </mfrac>
      </mrow>
    </mrow>
    <annotation encoding="StarMath 5.0">1.749337177344993 + left ( 1^rev 0.01720279213894588 right ) times {%tau over 86400}</annotation>
  </semantics>
</math>
</file>

<file path=Object 5/content.xml><?xml version="1.0" encoding="utf-8"?>
<math xmlns="http://www.w3.org/1998/Math/MathML" display="block">
  <semantics>
    <mrow>
      <mrow>
        <mi>C</mi>
        <mo stretchy="false">=</mo>
        <mrow>
          <mo fence="true" form="prefix" stretchy="false">(</mo>
          <mrow>
            <mrow>
              <msup>
                <mn>1</mn>
                <mi>o</mi>
              </msup>
              <mn>.914</mn>
              <mrow>
                <mn>600</mn>
                <mo stretchy="false">−</mo>
                <msup>
                  <mn>0</mn>
                  <mi>o</mi>
                </msup>
              </mrow>
              <mn>.004</mn>
              <mn>817</mn>
              <mrow>
                <mi>T</mi>
                <mo stretchy="false">−</mo>
                <msup>
                  <mn>0</mn>
                  <mi>o</mi>
                </msup>
              </mrow>
              <mn>.000</mn>
              <mn>014</mn>
              <msup>
                <mi>T</mi>
                <mn>2</mn>
              </msup>
            </mrow>
          </mrow>
          <mo fence="true" form="postfix" stretchy="false">)</mo>
        </mrow>
      </mrow>
      <mi>sin</mi>
      <mrow>
        <mi>M</mi>
        <mo stretchy="false">+</mo>
        <mrow>
          <mo fence="true" form="prefix" stretchy="false">(</mo>
          <mrow>
            <mrow>
              <msup>
                <mn>0</mn>
                <mi>o</mi>
              </msup>
              <mn>.019</mn>
              <mrow>
                <mn>993</mn>
                <mo stretchy="false">−</mo>
                <msup>
                  <mn>0</mn>
                  <mn>0</mn>
                </msup>
              </mrow>
              <mn>.000</mn>
              <mn>101</mn>
              <mi>T</mi>
            </mrow>
          </mrow>
          <mo fence="true" form="postfix" stretchy="false">)</mo>
        </mrow>
      </mrow>
      <mi>sin</mi>
      <mn>2</mn>
      <mrow>
        <mi>M</mi>
        <mo stretchy="false">+</mo>
        <msup>
          <mn>0</mn>
          <mi>o</mi>
        </msup>
      </mrow>
      <mn>.000</mn>
      <mn>290</mn>
      <mi>sin</mi>
      <mn>3</mn>
      <mi>M</mi>
    </mrow>
    <annotation encoding="StarMath 5.0">C = ( 1^o .914 600 - 0^o .004 817T - 0^o .000 014T^2) sin M + ( 0^o .019 993 - 0^0 .000 101 T ) sin 2M + 0^o .000 290 sin 3M </annotation>
  </semantics>
</math>
</file>

<file path=Object 6/content.xml><?xml version="1.0" encoding="utf-8"?>
<math xmlns="http://www.w3.org/1998/Math/MathML" display="block">
  <semantics>
    <mrow>
      <mrow>
        <mi mathvariant="normal">Ω</mi>
        <mo stretchy="false">=</mo>
        <msup>
          <mn>125</mn>
          <mi>o</mi>
        </msup>
      </mrow>
      <mrow>
        <mn>.04</mn>
        <mo stretchy="false">−</mo>
        <msup>
          <mn>1934</mn>
          <mi>o</mi>
        </msup>
      </mrow>
      <mn>.136</mn>
      <mi>T</mi>
    </mrow>
    <annotation encoding="StarMath 5.0">%OMEGA = 125^o .04 - 1934^o .136 T</annotation>
  </semantics>
</math>
</file>

<file path=Object 7/content.xml><?xml version="1.0" encoding="utf-8"?>
<math xmlns="http://www.w3.org/1998/Math/MathML" display="block">
  <semantics>
    <mrow>
      <mrow>
        <mi>λ</mi>
        <mo stretchy="false">=</mo>
        <mrow>
          <mi mathvariant="normal">Θ</mi>
          <mo stretchy="false">−</mo>
          <msup>
            <mn>0</mn>
            <mi>o</mi>
          </msup>
        </mrow>
      </mrow>
      <mrow>
        <mn>.00569</mn>
        <mo stretchy="false">−</mo>
        <msup>
          <mn>0</mn>
          <mi>o</mi>
        </msup>
      </mrow>
      <mn>.00478</mn>
      <mi>sin</mi>
      <mi mathvariant="normal">Ω</mi>
    </mrow>
    <annotation encoding="StarMath 5.0">%lambda = %THETA - 0^o .00569 - 0^o .00478 sin %OMEGA</annotation>
  </semantics>
</math>
</file>

<file path=Object 8/content.xml><?xml version="1.0" encoding="utf-8"?>
<math xmlns="http://www.w3.org/1998/Math/MathML" display="block">
  <semantics>
    <mrow>
      <mi>tan</mi>
      <mrow>
        <mi>α</mi>
        <mo stretchy="false">=</mo>
        <mfrac>
          <mrow>
            <mi>cos</mi>
            <mi>ϵ</mi>
            <mi>sin</mi>
            <mi>λ</mi>
          </mrow>
          <mrow>
            <mi>cos</mi>
            <mi>λ</mi>
          </mrow>
        </mfrac>
      </mrow>
    </mrow>
    <annotation encoding="StarMath 5.0">tan %alpha = { cos %epsilon sin %lambda } over {cos %lambda}</annotation>
  </semantics>
</math>
</file>

<file path=Object 9/content.xml><?xml version="1.0" encoding="utf-8"?>
<math xmlns="http://www.w3.org/1998/Math/MathML" display="block">
  <semantics>
    <mrow>
      <mi>sin</mi>
      <mrow>
        <mi>δ</mi>
        <mo stretchy="false">=</mo>
        <mi>sin</mi>
      </mrow>
      <mi>ϵ</mi>
      <mi>sin</mi>
      <mi>λ</mi>
    </mrow>
    <annotation encoding="StarMath 5.0">sin %delta = sin %epsilon sin %lambda</annotation>
  </semantics>
</math>
</file>